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6.75cm" fo:min-width="6.5cm" fo:wrap-option="wrap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68cm" fo:min-width="2.43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396cm" fo:min-width="0.146cm" fo:wrap-option="wrap"/>
    </style:style>
    <style:style style:name="gr6" style:family="graphic" style:parent-style-name="standard">
      <style:graphic-properties draw:fill-color="#a1467e" draw:textarea-horizontal-align="justify" draw:textarea-vertical-align="middle" draw:auto-grow-height="false" fo:min-height="0.104cm" fo:min-width="0cm" fo:wrap-option="wrap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.316cm" fo:min-width="0.066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688cm" fo:min-width="1.148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263cm" fo:min-width="3.265cm"/>
      <style:paragraph-properties style:writing-mode="lr-tb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solid" draw:fill-color="#eeeeee" draw:textarea-horizontal-align="justify" draw:textarea-vertical-align="middle" draw:auto-grow-height="false" fo:min-height="0.19cm" fo:min-width="0cm" fo:padding-top="0.151cm" fo:padding-bottom="0.151cm" fo:padding-left="0.276cm" fo:padding-right="0.276cm" fo:wrap-option="wrap"/>
    </style:style>
    <style:style style:name="gr11" style:family="graphic" style:parent-style-name="standard">
      <style:graphic-properties svg:stroke-width="0.053cm" svg:stroke-color="#ffd428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2" style:family="graphic" style:parent-style-name="standard">
      <style:graphic-properties svg:stroke-width="0.053cm" svg:stroke-color="#3faf46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svg:stroke-width="0.053cm" svg:stroke-color="#2a6099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316cm" fo:min-width="0.066cm" fo:wrap-option="wrap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 fo:wrap-option="wrap"/>
    </style:style>
    <style:style style:name="gr16" style:family="graphic" style:parent-style-name="standard">
      <style:graphic-properties svg:stroke-color="#1c1c1c" draw:fill-color="#1c1c1c" draw:textarea-horizontal-align="justify" draw:textarea-vertical-align="middle" draw:auto-grow-height="false" fo:min-height="0.884cm" fo:min-width="2.312cm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0.929cm" fo:min-width="0.976cm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316cm" fo:min-width="0.066cm" fo:wrap-option="wrap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 fo:wrap-option="wrap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wrap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a1467e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8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1c1c1c"/>
      <style:paragraph-properties fo:text-align="center"/>
    </style:style>
    <style:style style:name="P13" style:family="paragraph">
      <style:paragraph-properties fo:text-align="center" style:writing-mode="lr-tb"/>
      <style:text-properties fo:color="#ff0000" loext:opacity="100%" style:font-name="Seven Segment" fo:font-size="28pt" style:font-size-asian="40pt" style:font-size-complex="40pt"/>
    </style:style>
    <style:style style:name="P14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28pt" style:font-size-asian="40pt" style:font-size-complex="40pt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1c1c1c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color="#ff0000" loext:opacity="100%" style:font-name="Seven Segment" fo:font-size="40pt" style:font-size-asian="40pt" style:font-size-complex="40pt"/>
    </style:style>
    <style:style style:name="T2" style:family="text">
      <style:text-properties fo:color="#ff0000" loext:opacity="100%" style:font-name="Seven Segment" style:font-size-asian="40pt" style:font-size-complex="4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1.475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45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10.827cm" svg:y="1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697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3cm" svg:x="4.592cm" svg:y="3.4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3cm" svg:height="2.93cm" svg:x="12.929cm" svg:y="2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2cm" svg:height="0.912cm" svg:x="13.905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1.433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18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cm" svg:height="0.5cm" svg:x="2.47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4.55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48cm" svg:height="0.938cm" svg:x="3.628cm" svg:y="12.2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765cm" svg:height="1.513cm" svg:x="3.014cm" svg:y="10.159cm">
          <text:p text:style-name="P7"><text:span text:style-name="T1">353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0.67cm" svg:y="8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737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2cm" svg:height="0.62cm" svg:x="12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62cm" svg:height="0.62cm" svg:x="14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2cm" svg:height="0.62cm" svg:x="13.8cm" svg:y="1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2cm" svg:height="0.62cm" svg:x="13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1.448cm" svg:y="16.6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515cm" svg:y="17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4.43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8cm" svg:height="0.8cm" svg:x="3.46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8cm" svg:height="0.8cm" svg:x="5.20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2.812cm" svg:height="1.134cm" svg:x="3.417cm" svg:y="18.522cm">
          <text:p text:style-name="P3">kjmo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0.655cm" svg:y="16.6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722cm" svg:y="1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.476cm" svg:height="1.179cm" svg:x="13.416cm" svg:y="17.19cm">
          <text:p text:style-name="P13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cm" svg:height="0.8cm" svg:x="12.821cm" svg:y="2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8cm" svg:height="0.8cm" svg:x="14.56cm" svg:y="2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812cm" svg:height="1.134cm" svg:x="12.775cm" svg:y="19.226cm">
          <text:p text:style-name="P16"><text:span text:style-name="T3">Gas ablassen</text:span></text:p>
          <text:p text:style-name="P16"><text:span text:style-name="T3">Ja <text:s text:c="12"/>Ne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2cm" svg:height="0.2cm" svg:x="13.611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2cm" svg:height="0.2cm" svg:x="13.934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2cm" svg:x="14.966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2cm" svg:height="0.2cm" svg:x="14.45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2T15:00:23.304000000</meta:creation-date>
    <dc:date>2025-05-02T15:55:06.252000000</dc:date>
    <meta:editing-duration>PT9M36S</meta:editing-duration>
    <meta:editing-cycles>4</meta:editing-cycles>
    <meta:generator>LibreOffice/7.3.2.2$Windows_X86_64 LibreOffice_project/49f2b1bff42cfccbd8f788c8dc32c1c309559be0</meta:generator>
    <meta:document-statistic meta:object-count="35"/>
  </office:meta>
</office:document-meta>
</file>